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B0000003BE828ED51EF5CD346.png" manifest:media-type="image/png"/>
  <manifest:file-entry manifest:full-path="Pictures/1000020100000037000000370329A8BCCBE083FB.png" manifest:media-type="image/png"/>
  <manifest:file-entry manifest:full-path="Pictures/100002010000002C0000002CC68CC907E5401B9D.png" manifest:media-type="image/png"/>
  <manifest:file-entry manifest:full-path="Pictures/1000020100000034000000345E824816C2845DA2.png" manifest:media-type="image/png"/>
  <manifest:file-entry manifest:full-path="Pictures/100002010000001F0000001F1D86F50C5A01FFFD.png" manifest:media-type="image/png"/>
  <manifest:file-entry manifest:full-path="Pictures/100002010000003400000034B1D6A6DD67BF2B2F.png" manifest:media-type="image/png"/>
  <manifest:file-entry manifest:full-path="Pictures/100002010000001E0000001E3C155DBC702C768D.png" manifest:media-type="image/png"/>
  <manifest:file-entry manifest:full-path="Pictures/100002010000001E0000001E91E50A211C53B4F8.png" manifest:media-type="image/png"/>
  <manifest:file-entry manifest:full-path="Pictures/1000020100000078000000782CA0127B5FB24AF1.png" manifest:media-type="image/png"/>
  <manifest:file-entry manifest:full-path="Pictures/100002010000001E0000001E1AF64713229CFA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mo" svg:font-family="Arimo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1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fo:color="#343434" style:font-name="Arimo" fo:font-size="1pt" style:font-name-asian="Arimo1" style:font-size-asian="1pt" style:font-name-complex="Arimo1" style:font-size-complex="1pt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  <style:text-properties fo:color="#343434" style:font-name="Arimo" fo:font-size="1pt" fo:font-weight="bold" style:font-name-asian="Arimo1" style:font-size-asian="1pt" style:font-weight-asian="bold" style:font-name-complex="Arimo1" style:font-size-complex="1pt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fo:color="#38761d" style:font-name="Arimo" fo:font-size="1pt" fo:font-weight="bold" style:font-name-asian="Arimo1" style:font-size-asian="1pt" style:font-weight-asian="bold" style:font-name-complex="Arimo1" style:font-size-complex="1pt"/>
    </style:style>
    <style:style style:name="P8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</style:style>
    <style:style style:name="P9" style:family="paragraph" style:parent-style-name="Standard" style:list-style-name="WWNum2">
      <style:paragraph-properties fo:margin-left="1.4374in" fo:margin-right="0in" fo:margin-top="0in" fo:margin-bottom="0in" loext:contextual-spacing="false" fo:line-height="100%" fo:orphans="0" fo:widows="0" fo:text-indent="-0.1874in" style:auto-text-indent="false">
        <style:tab-stops>
          <style:tab-stop style:position="1.2189in"/>
        </style:tab-stops>
      </style:paragraph-properties>
    </style:style>
    <style:style style:name="P10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</style:style>
    <style:style style:name="P11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2" style:family="paragraph" style:parent-style-name="Standard" style:list-style-name="WWNum2">
      <style:paragraph-properties fo:margin-left="1.4689in" fo:margin-right="0in" fo:margin-top="0in" fo:margin-bottom="0in" loext:contextual-spacing="false" fo:line-height="100%" fo:orphans="0" fo:widows="0" fo:text-indent="-0.2189in" style:auto-text-indent="false">
        <style:tab-stops>
          <style:tab-stop style:position="1.2189in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1.2189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5" style:family="paragraph" style:parent-style-name="Standard" style:list-style-name="WWNum2">
      <style:paragraph-properties fo:margin-left="1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7" style:family="paragraph" style:parent-style-name="Standard" style:list-style-name="WWNum1">
      <style:paragraph-properties fo:margin-left="0.7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8" style:family="paragraph" style:parent-style-name="Standard" style:list-style-name="WWNum4">
      <style:paragraph-properties fo:margin-left="0.2811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color="#343434" style:font-name="Arimo" fo:font-size="30pt" style:font-name-asian="Arimo1" style:font-size-asian="30pt" style:font-name-complex="Arimo1" style:font-size-complex="30pt"/>
    </style:style>
    <style:style style:name="T2" style:family="text">
      <style:text-properties fo:color="#343434" style:font-name="Arimo" fo:font-size="12pt" style:font-name-asian="Arimo1" style:font-size-asian="12pt" style:font-name-complex="Arimo1" style:font-size-complex="12pt"/>
    </style:style>
    <style:style style:name="T3" style:family="text">
      <style:text-properties fo:color="#343434" style:font-name="Arimo" fo:font-size="11.5pt" style:font-name-asian="Arimo1" style:font-size-asian="11.5pt" style:font-name-complex="Arimo1" style:font-size-complex="11.5pt" fo:background-color="#ffffff"/>
    </style:style>
    <style:style style:name="T4" style:family="text">
      <style:text-properties fo:color="#343434" style:font-name="Arimo" fo:font-size="1pt" fo:font-weight="bold" style:font-name-asian="Arimo1" style:font-size-asian="1pt" style:font-weight-asian="bold" style:font-name-complex="Arimo1" style:font-size-complex="1pt"/>
    </style:style>
    <style:style style:name="T5" style:family="text">
      <style:text-properties fo:color="#343434" style:font-name="Arimo" fo:font-size="1pt" style:font-name-asian="Arimo1" style:font-size-asian="1pt" style:font-name-complex="Arimo1" style:font-size-complex="1pt"/>
    </style:style>
    <style:style style:name="T6" style:family="text">
      <style:text-properties fo:color="#343434" style:font-name="Arimo" fo:font-size="10pt" style:font-name-asian="Arimo1" style:font-size-asian="10pt" style:font-name-complex="Arimo1" style:font-size-complex="10pt"/>
    </style:style>
    <style:style style:name="T7" style:family="text">
      <style:text-properties fo:color="#343434" style:font-name="Arimo" fo:font-size="14pt" fo:font-weight="bold" style:font-name-asian="Arimo1" style:font-size-asian="14pt" style:font-weight-asian="bold" style:font-name-complex="Arimo1" style:font-size-complex="14pt"/>
    </style:style>
    <style:style style:name="T8" style:family="text">
      <style:text-properties fo:color="#343434" style:font-name="Arimo" fo:font-size="14pt" style:font-name-asian="Arimo1" style:font-size-asian="14pt" style:font-name-complex="Arimo1" style:font-size-complex="14pt"/>
    </style:style>
    <style:style style:name="T9" style:family="text">
      <style:text-properties fo:color="#343434" style:font-name="Arimo" style:font-name-asian="Arimo1" style:font-name-complex="Arimo1"/>
    </style:style>
    <style:style style:name="T10" style:family="text">
      <style:text-properties fo:color="#343434" style:font-name="Arimo" style:font-name-asian="Arimo1" style:font-name-complex="Arimo1" fo:background-color="#ffffff"/>
    </style:style>
    <style:style style:name="T11" style:family="text">
      <style:text-properties fo:color="#343434" style:font-name="Arimo" fo:font-size="11pt" style:font-name-asian="Arimo1" style:font-size-asian="11pt" style:font-name-complex="Arimo1" style:font-size-complex="11pt"/>
    </style:style>
    <style:style style:name="T12" style:family="text">
      <style:text-properties fo:color="#343434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13" style:family="text">
      <style:text-properties fo:color="#343434" style:font-name="Arimo" style:text-underline-style="solid" style:text-underline-width="auto" style:text-underline-color="font-color" style:font-name-asian="Arimo1" style:font-name-complex="Arimo1"/>
    </style:style>
    <style:style style:name="T14" style:family="text">
      <style:text-properties fo:color="#343434" style:font-name="Arimo" style:text-underline-style="none" style:font-name-asian="Arimo1" style:font-name-complex="Arimo1" fo:background-color="#ffffff"/>
    </style:style>
    <style:style style:name="T15" style:family="text">
      <style:text-properties fo:color="#38761d" style:font-name="Arimo" fo:font-size="18pt" style:font-name-asian="Arimo1" style:font-size-asian="18pt" style:font-name-complex="Arimo1" style:font-size-complex="18pt"/>
    </style:style>
    <style:style style:name="T16" style:family="text">
      <style:text-properties fo:color="#38761d" style:font-name="Arimo" fo:font-size="1pt" style:font-name-asian="Arimo1" style:font-size-asian="1pt" style:font-name-complex="Arimo1" style:font-size-complex="1pt"/>
    </style:style>
    <style:style style:name="T17" style:family="text">
      <style:text-properties fo:color="#38761d" style:font-name="Arimo" fo:font-size="11.5pt" style:font-name-asian="Arimo1" style:font-size-asian="11.5pt" style:font-name-complex="Arimo1" style:font-size-complex="11.5pt" fo:background-color="#ffffff"/>
    </style:style>
    <style:style style:name="T18" style:family="text">
      <style:text-properties fo:color="#4a86e8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19" style:family="text">
      <style:text-properties fo:color="#1155cc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20" style:family="text">
      <style:text-properties style:font-name="Arimo" style:font-name-asian="Arimo1" style:font-name-complex="Arimo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nu Hegde</text:span></text:p>
      <text:p text:style-name="P1"><draw:frame draw:style-name="fr1" draw:name="image5.png" text:anchor-type="as-char" svg:width="0.128in" svg:height="0.128in" draw:z-index="0"><draw:image xlink:href="Pictures/100002010000001E0000001E1AF64713229CFA26.png" xlink:type="simple" xlink:show="embed" xlink:actuate="onLoad" loext:mime-type="image/png"/></draw:frame><text:span text:style-name="T2">+91 96329 64962 | </text:span><draw:frame draw:style-name="fr1" draw:name="image8.png" text:anchor-type="as-char" svg:width="0.122in" svg:height="0.122in" draw:z-index="0"><draw:image xlink:href="Pictures/100002010000001E0000001E91E50A211C53B4F8.png" xlink:type="simple" xlink:show="embed" xlink:actuate="onLoad" loext:mime-type="image/png"/></draw:frame><text:a xlink:type="simple" xlink:href="mailto:me@manuhegde.in" text:style-name="ListLabel_20_37" text:visited-style-name="ListLabel_20_37"><text:span text:style-name="T2">me@manuhegde.in</text:span></text:a><text:span text:style-name="T2"> | </text:span><draw:frame draw:style-name="fr1" draw:name="image7.png" text:anchor-type="as-char" svg:width="0.1118in" svg:height="0.1118in" draw:z-index="0"><draw:image xlink:href="Pictures/100002010000001E0000001E3C155DBC702C768D.png" xlink:type="simple" xlink:show="embed" xlink:actuate="onLoad" loext:mime-type="image/png"/></draw:frame><text:a xlink:type="simple" xlink:href="https://www.linkedin.com/in/manu-hegde" text:style-name="ListLabel_20_37" text:visited-style-name="ListLabel_20_37"><text:span text:style-name="T2">manu-hegde</text:span></text:a><text:span text:style-name="T2"> | </text:span><draw:frame draw:style-name="fr1" draw:name="image4.png" text:anchor-type="as-char" svg:width="0.128in" svg:height="0.128in" draw:z-index="0"><draw:image xlink:href="Pictures/100002010000001F0000001F1D86F50C5A01FFFD.png" xlink:type="simple" xlink:show="embed" xlink:actuate="onLoad" loext:mime-type="image/png"/></draw:frame><text:span text:style-name="T3">@</text:span><text:a xlink:type="simple" xlink:href="https://twitter.com/manuhegdev" text:style-name="ListLabel_20_38" text:visited-style-name="ListLabel_20_38"><text:span text:style-name="T3">manuhegdev</text:span></text:a><text:span text:style-name="T2"> | </text:span><draw:frame draw:style-name="fr1" draw:name="image9.png" text:anchor-type="as-char" svg:width="0.1217in" svg:height="0.1217in" draw:z-index="0"><draw:image xlink:href="Pictures/1000020100000078000000782CA0127B5FB24AF1.png" xlink:type="simple" xlink:show="embed" xlink:actuate="onLoad" loext:mime-type="image/png"/></draw:frame><text:a xlink:type="simple" xlink:href="https://github.com/manuhg" text:style-name="ListLabel_20_37" text:visited-style-name="ListLabel_20_37"><text:span text:style-name="T2">manuhg</text:span></text:a><text:span text:style-name="T2"> </text:span></text:p>
      <text:p text:style-name="P3"/>
      <text:p text:style-name="P4"/>
      <text:p text:style-name="P5"><text:span text:style-name="T4"><text:s text:c="2"/></text:span><draw:frame draw:style-name="fr1" draw:name="image10.png" text:anchor-type="as-char" svg:width="0.1744in" svg:height="0.1744in" draw:z-index="0"><draw:image xlink:href="Pictures/100002010000003400000034B1D6A6DD67BF2B2F.png" xlink:type="simple" xlink:show="embed" xlink:actuate="onLoad" loext:mime-type="image/png"/></draw:frame><text:span text:style-name="T15">Education</text:span></text:p>
      <text:p text:style-name="P6"><draw:rect text:anchor-type="as-char" style:rel-width="100%" draw:z-index="0" draw:style-name="gr1" draw:text-style-name="P19" svg:width="0.0012in" svg:height="0.0213in"><text:p/></draw:rect></text:p>
      <text:p text:style-name="P8"><text:span text:style-name="T6">2015-08 <text:s/>2019-06</text:span><text:span text:style-name="T2"> <text:s/></text:span><text:span text:style-name="T7">Dr. Ambedkar Institute of Technology</text:span><text:span text:style-name="T6"> <text:s text:c="54"/>Bengaluru, India</text:span></text:p>
      <text:list xml:id="list1214178554" text:style-name="WWNum2">
        <text:list-item>
          <text:p text:style-name="P9"><text:span text:style-name="T9">B.E in Computer Science &amp; Engineering</text:span></text:p>
        </text:list-item>
        <text:list-item>
          <text:p text:style-name="P9"><text:span text:style-name="T9">CGPA - 8.1, <text:s/>Languages: C, C++, java, Clojure, Python, PHP, Javascript</text:span></text:p>
        </text:list-item>
      </text:list>
      <text:p text:style-name="P4"/>
      <text:p text:style-name="P4"/>
      <text:p text:style-name="P4"/>
      <text:p text:style-name="P5"><text:span text:style-name="T4"><text:s text:c="2"/></text:span><draw:frame draw:style-name="fr1" draw:name="image1.png" text:anchor-type="as-char" svg:width="0.1744in" svg:height="0.1744in" draw:z-index="0"><draw:image xlink:href="Pictures/1000020100000034000000345E824816C2845DA2.png" xlink:type="simple" xlink:show="embed" xlink:actuate="onLoad" loext:mime-type="image/png"/></draw:frame><text:span text:style-name="T15">Experience</text:span><draw:rect text:anchor-type="as-char" style:rel-width="100%" draw:z-index="1" draw:style-name="gr1" draw:text-style-name="P19" svg:width="0.0012in" svg:height="0.0213in"><text:p/></draw:rect></text:p>
      <text:p text:style-name="P8"><text:span text:style-name="T6">2019-01 <text:s/>2019-05</text:span><text:span text:style-name="T2"> <text:s/></text:span><text:span text:style-name="T7">Deep Learning Intern</text:span><text:span text:style-name="T6"> <text:s text:c="94"/>Bengaluru, India</text:span></text:p>
      <text:p text:style-name="P8"><text:span text:style-name="T8"><text:s text:c="22"/></text:span><text:span text:style-name="T2">Tika Data</text:span></text:p>
      <text:list xml:id="list63108576456706" text:continue-numbering="true" text:style-name="WWNum2">
        <text:list-item>
          <text:p text:style-name="P12"><text:span text:style-name="T10">Built tool to extract frames at a regular intervals, containing one or more objects specified.</text:span></text:p>
        </text:list-item>
        <text:list-item>
          <text:p text:style-name="P12"><text:span text:style-name="T9">Built tool to generate faces based on a given set of faces using GAN.</text:span></text:p>
        </text:list-item>
      </text:list>
      <text:p text:style-name="P11"/>
      <text:p text:style-name="P8"><text:span text:style-name="T6">2018-06 <text:s/>2018-08</text:span><text:span text:style-name="T2"> <text:s/></text:span><text:span text:style-name="T7">Front End Developer (ReactJS)</text:span><text:span text:style-name="T6"> <text:s text:c="70"/>Bengaluru, India</text:span></text:p>
      <text:p text:style-name="P8"><text:span text:style-name="T8"><text:s text:c="22"/></text:span><text:span text:style-name="T2">Shramajeevi</text:span></text:p>
      <text:list xml:id="list63109386436334" text:continue-numbering="true" text:style-name="WWNum2">
        <text:list-item>
          <text:p text:style-name="P12"><text:span text:style-name="T10">Built </text:span><text:a xlink:type="simple" xlink:href="https://agdial.in/" text:style-name="ListLabel_20_39" text:visited-style-name="ListLabel_20_39"><text:span text:style-name="T12">agdial.in</text:span></text:a><text:span text:style-name="T10">, a serverless, responsive web app in ReactJS with </text:span><text:span text:style-name="T9">Firebase backend.</text:span></text:p>
        </text:list-item>
        <text:list-item>
          <text:p text:style-name="P12"><text:span text:style-name="T9">Redesigned </text:span><text:a xlink:type="simple" xlink:href="https://shramajeevi.com/" text:style-name="ListLabel_20_40" text:visited-style-name="ListLabel_20_40"><text:span text:style-name="T13">shramajeevi.com</text:span></text:a><text:span text:style-name="T9"> into a react web app.</text:span></text:p>
        </text:list-item>
      </text:list>
      <text:p text:style-name="P13"/>
      <text:p text:style-name="P8"><text:span text:style-name="T6">2017-06 <text:s/>2017-08</text:span><text:span text:style-name="T2"> <text:s/></text:span><text:span text:style-name="T7">Software Engineering Intern</text:span><text:span text:style-name="T6"> <text:s text:c="77"/>Bengaluru, India</text:span></text:p>
      <text:p text:style-name="P8"><text:span text:style-name="T8"><text:s text:c="22"/></text:span><text:span text:style-name="T2">Radiant Data Systems</text:span></text:p>
      <text:list xml:id="list63108543110514" text:continue-numbering="true" text:style-name="WWNum2">
        <text:list-item>
          <text:p text:style-name="P9"><text:span text:style-name="T10">Developed firmware for custom fabricated a device running ATmega1280 <text:s/>that displays inventory statistics, receiving information from a desktop via USB or Bluetooth connection</text:span></text:p>
        </text:list-item>
        <text:list-item>
          <text:p text:style-name="P9"><text:span text:style-name="T9">T</text:span><text:span text:style-name="T10">he firmware was written in C and the Desktop Application in Microsoft Visual C++.</text:span></text:p>
        </text:list-item>
      </text:list>
      <text:p text:style-name="P4"/>
      <text:p text:style-name="P4"/>
      <text:p text:style-name="P4"/>
      <text:p text:style-name="P5"><text:span text:style-name="T4"><text:s text:c="2"/></text:span><draw:frame draw:style-name="fr1" draw:name="image3.png" text:anchor-type="as-char" svg:width="0.1744in" svg:height="0.1744in" draw:z-index="0"><draw:image xlink:href="Pictures/1000020100000037000000370329A8BCCBE083FB.png" xlink:type="simple" xlink:show="embed" xlink:actuate="onLoad" loext:mime-type="image/png"/></draw:frame><text:span text:style-name="T15">Projects</text:span><draw:rect text:anchor-type="as-char" style:rel-width="100%" draw:z-index="2" draw:style-name="gr1" draw:text-style-name="P19" svg:width="0.0012in" svg:height="0.0213in"><text:p/></draw:rect></text:p>
      <text:p text:style-name="P8"><text:span text:style-name="T6">2018-02 <text:s/>2018-04</text:span><text:span text:style-name="T2"> <text:s/></text:span><text:span text:style-name="T7">File sorting using unsupervised machine learning</text:span></text:p>
      <text:p text:style-name="P8"><text:span text:style-name="T8"><text:s text:c="22"/></text:span><text:span text:style-name="T2">Written in C++</text:span></text:p>
      <text:list xml:id="list63109854913625" text:continue-numbering="true" text:style-name="WWNum2">
        <text:list-item>
          <text:p text:style-name="P12"><draw:frame draw:style-name="fr1" draw:name="Image1" text:anchor-type="as-char" svg:width="0.128in" svg:height="0.128in" draw:z-index="0"><draw:image xlink:href="Pictures/1000020100000078000000782CA0127B5FB24AF1.png" xlink:type="simple" xlink:show="embed" xlink:actuate="onLoad" loext:mime-type="image/png"/></draw:frame><text:a xlink:type="simple" xlink:href="https://github.com/manuhg/fsort" text:style-name="ListLabel_20_41" text:visited-style-name="ListLabel_20_41"><text:span text:style-name="T18">fsort</text:span></text:a><text:span text:style-name="T18">​</text:span><text:span text:style-name="T10"> - ui in QT5 C++ and </text:span><draw:frame draw:style-name="fr1" draw:name="Image2" text:anchor-type="as-char" svg:width="0.122in" svg:height="0.122in" draw:z-index="0"><draw:image xlink:href="Pictures/1000020100000078000000782CA0127B5FB24AF1.png" xlink:type="simple" xlink:show="embed" xlink:actuate="onLoad" loext:mime-type="image/png"/></draw:frame><text:a xlink:type="simple" xlink:href="https://github.com/manuhg/libfsort" text:style-name="ListLabel_20_41" text:visited-style-name="ListLabel_20_41"><text:span text:style-name="T18">libfsort​</text:span></text:a><text:span text:style-name="T10"> - backend library with Caffe 1.0 C++.</text:span></text:p>
        </text:list-item>
        <text:list-item>
          <text:p text:style-name="P12"><text:span text:style-name="T10">Linux Desktop Application to segregate Image files based on its content and colour distribution using inception-v2 as feature extractor and T-SNE for clustering.</text:span></text:p>
        </text:list-item>
      </text:list>
      <text:p text:style-name="P14"/>
      <text:p text:style-name="P8"><text:span text:style-name="T6">2012-01 <text:s/>2012-07</text:span><text:span text:style-name="T2"> <text:s/></text:span><text:span text:style-name="T7">X86 Kernel Development</text:span></text:p>
      <text:p text:style-name="P8"><text:span text:style-name="T8"><text:s text:c="22"/></text:span><text:span text:style-name="T2">Written in C and x86 Assembly</text:span></text:p>
      <text:list xml:id="list63109185167820" text:continue-numbering="true" text:style-name="WWNum2">
        <text:list-item>
          <text:p text:style-name="P15"><draw:frame draw:style-name="fr1" draw:name="Image3" text:anchor-type="as-char" svg:width="0.122in" svg:height="0.122in" draw:z-index="0"><draw:image xlink:href="Pictures/1000020100000078000000782CA0127B5FB24AF1.png" xlink:type="simple" xlink:show="embed" xlink:actuate="onLoad" loext:mime-type="image/png"/></draw:frame><text:a xlink:type="simple" xlink:href="https://github.com/manuhg/manuos" text:style-name="ListLabel_20_41" text:visited-style-name="ListLabel_20_41"><text:span text:style-name="T18">manuos</text:span></text:a><text:span text:style-name="T10">​ - My own 32 bit Operating System Kernel written from scratch with very basic abilities like virtual 8086 mode, pae paging and system calls.</text:span></text:p>
        </text:list-item>
      </text:list>
      <text:p text:style-name="P4"/>
      <text:p text:style-name="P7"/>
      <text:p text:style-name="P5"><draw:frame draw:style-name="fr1" draw:name="image6.png" text:anchor-type="as-char" svg:width="0.1744in" svg:height="0.1744in" draw:z-index="0"><draw:image xlink:href="Pictures/100002010000003B0000003BE828ED51EF5CD346.png" xlink:type="simple" xlink:show="embed" xlink:actuate="onLoad" loext:mime-type="image/png"/></draw:frame><text:span text:style-name="T15">ML &amp; AI Courses</text:span><draw:rect text:anchor-type="as-char" style:rel-width="100%" draw:z-index="3" draw:style-name="gr1" draw:text-style-name="P19" svg:width="0.0012in" svg:height="0.0213in"><text:p/></draw:rect></text:p>
      <text:list xml:id="list208727565" text:style-name="WWNum3">
        <text:list-item>
          <text:p text:style-name="P16"><text:span text:style-name="T10">External Internship Program - Offline - Machine Learning &amp; AI Foundation, Bengaluru</text:span></text:p>
        </text:list-item>
      </text:list>
      <text:list xml:id="list3452272055" text:style-name="WWNum1">
        <text:list-item>
          <text:p text:style-name="P17"><text:span text:style-name="T10">Trained CNN on MNIST dataset to reach 99.2 validation accuracy in less than 18k parameters.</text:span></text:p>
        </text:list-item>
        <text:list-item>
          <text:p text:style-name="P17"><text:span text:style-name="T10">Trained </text:span><text:a xlink:type="simple" xlink:href="https://arxiv.org/abs/1608.06993" text:style-name="ListLabel_20_42" text:visited-style-name="ListLabel_20_42"><text:span text:style-name="T19">DenseNet</text:span></text:a><text:span text:style-name="T10"> model with less than 1M parameters to reach 92% validation accuracy in 160 epochs.</text:span></text:p>
        </text:list-item>
      </text:list>
      <text:list xml:id="list63110191127253" text:continue-list="list208727565" text:style-name="WWNum3">
        <text:list-item>
          <text:p text:style-name="P16"><text:span text:style-name="T10">Machine Learning by Andrew Ng on Coursera</text:span></text:p>
        </text:list-item>
        <text:list-item>
          <text:p text:style-name="P16"><text:span text:style-name="T10">Stanford CS231n on Youtube, Deep Learning CS7015 by IIT Madras on nptel.ac.in</text:span></text:p>
        </text:list-item>
      </text:list>
      <text:p text:style-name="P7"/>
      <text:p text:style-name="P7"/>
      <text:p text:style-name="P5"><draw:frame draw:style-name="fr1" draw:name="image2.png" text:anchor-type="as-char" svg:width="0.1744in" svg:height="0.1744in" draw:z-index="0"><draw:image xlink:href="Pictures/100002010000002C0000002CC68CC907E5401B9D.png" xlink:type="simple" xlink:show="embed" xlink:actuate="onLoad" loext:mime-type="image/png"/></draw:frame><text:span text:style-name="T15">Other Skills &amp; Interests</text:span></text:p>
      <text:p text:style-name="P5"><draw:rect text:anchor-type="as-char" style:rel-width="100%" draw:z-index="4" draw:style-name="gr1" draw:text-style-name="P19" svg:width="0.0012in" svg:height="0.0213in"><text:p/></draw:rect></text:p>
      <text:list xml:id="list2439809674" text:style-name="WWNum4">
        <text:list-item>
          <text:p text:style-name="P18"><text:span text:style-name="T10">2D animation &amp; Image manipulation in Adobe Photoshop</text:span></text:p>
        </text:list-item>
        <text:list-item>
          <text:p text:style-name="P18"><text:span text:style-name="T10">Reverse engineering of binary executables using radare and gdb and experiments with Raspberry Pi.</text:span></text:p>
        </text:list-item>
        <text:list-item>
          <text:p text:style-name="P18"><text:soft-page-break/><text:span text:style-name="T10">Volunteering Experiences: </text:span><text:span text:style-name="T20">MakerFaire Bengaluru 2017, Hasgeek 50p ‘18, rootconf ‘18, Fifth Elephant ‘18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mo" svg:font-family="Arimo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555in" fo:margin-bottom="0in" loext:contextual-spacing="false" fo:line-height="100%" fo:keep-together="always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in" loext:contextual-spacing="false" fo:line-height="100%" fo:keep-together="always" fo:keep-with-next="always"/>
      <style:text-properties style:font-name="Lato" fo:font-family="Lato" style:font-family-generic="roman" style:font-pitch="variable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666666" style:font-name="Lato" fo:font-family="Lato" style:font-family-generic="roman" style:font-pitch="variable" fo:font-size="9pt" style:font-name-asian="Lato1" style:font-family-asian="Lato" style:font-family-generic-asian="system" style:font-pitch-asian="variable" style:font-size-asian="9pt" style:font-name-complex="Lato1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in" loext:contextual-spacing="false" fo:line-height="100%" fo:keep-together="always" fo:keep-with-next="always"/>
      <style:text-properties fo:color="#f2511b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ListLabel_20_1" style:display-name="ListLabel 1" style:family="text">
      <style:text-properties style:font-name="Arimo" fo:font-family="Arim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mo" fo:font-family="Arimo" style:font-family-generic="roman" style:font-pitch="variable" fo:font-size="11pt" style:text-underline-style="none" style:font-size-asian="10pt" style:font-size-complex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mo" fo:font-family="Arimo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mo" fo:font-family="Arimo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343434" style:font-name="Arimo" fo:font-family="Arimo" style:font-family-generic="roman" style:font-pitch="variable" fo:font-size="12pt" style:font-name-asian="Arimo1" style:font-family-asian="Arimo" style:font-family-generic-asian="system" style:font-pitch-asian="variable" style:font-size-asian="12pt" style:font-name-complex="Arimo1" style:font-family-complex="Arimo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343434" style:font-name="Arimo" fo:font-family="Arimo" style:font-family-generic="roman" style:font-pitch="variable" fo:font-size="11.5pt" style:font-name-asian="Arimo1" style:font-family-asian="Arimo" style:font-family-generic-asian="system" style:font-pitch-asian="variable" style:font-size-asian="11.5pt" style:font-name-complex="Arimo1" style:font-family-complex="Arimo" style:font-family-generic-complex="system" style:font-pitch-complex="variable" style:font-size-complex="11.5pt" fo:background-color="#ffffff"/>
    </style:style>
    <style:style style:name="ListLabel_20_39" style:display-name="ListLabel 39" style:family="text">
      <style:text-properties fo:color="#343434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ListLabel_20_40" style:display-name="ListLabel 40" style:family="text">
      <style:text-properties fo:color="#343434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/>
    </style:style>
    <style:style style:name="ListLabel_20_41" style:display-name="ListLabel 41" style:family="text">
      <style:text-properties fo:color="#4a86e8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ListLabel_20_42" style:display-name="ListLabel 42" style:family="text">
      <style:text-properties fo:color="#1155cc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126in" fo:margin-right="0.3126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3" meta:object-count="0" meta:page-count="2" meta:paragraph-count="39" meta:word-count="326" meta:character-count="2698" meta:non-whitespace-character-count="1792"/>
    <meta:generator>LibreOfficeDev/6.0.5.2$Linux_X86_64 LibreOffice_project/</meta:generator>
  </office:meta>
</office:document-meta>
</file>